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410">
            <text:p>410</text:p>
          </table:table-cell>
          <table:table-cell office:value-type="float" office:value="8.26">
            <text:p>8.2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.13">
            <text:p>8.13</text:p>
          </table:table-cell>
          <table:table-cell>
            <draw:frame table:end-cell-address="Sheet1.O24" table:end-x="0.8465in" table:end-y="0.0299in" draw:z-index="0" draw:style-name="gr1" svg:width="11.2681in" svg:height="3.8531in" svg:x="0.2465in" svg:y="0.0732in">
              <draw:object draw:notify-on-update-of-ranges="Sheet1.A1:Sheet1.A61 Sheet1.B1:Sheet1.B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.86">
            <text:p>7.86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.71">
            <text:p>7.7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.66">
            <text:p>7.66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.57">
            <text:p>7.57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.52">
            <text:p>7.5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.46">
            <text:p>7.4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20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6T20:04:56</meta:creation-date>
    <dc:date>2012-07-31T20:17:03</dc:date>
    <meta:editing-duration>PT119H26M35S</meta:editing-duration>
    <meta:editing-cycles>3</meta:editing-cycles>
    <meta:generator>OpenOffice.org/3.2$Unix OpenOffice.org_project/320m12$Build-9483</meta:generator>
    <meta:document-statistic meta:table-count="3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22cm" svg:height="9.788cm" xlink:href=".." chart:class="chart:scatter" chart:style-name="ch1">
        <chart:legend chart:legend-position="end" svg:x="23.299cm" svg:y="4.425cm" chart:style-name="ch2"/>
        <chart:plot-area chart:style-name="ch3" table:cell-range-address="Sheet1.A1:Sheet1.B61" svg:x="0.572cm" svg:y="0.195cm" svg:width="22.156cm" svg:height="9.2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1" chart:class="chart:scatter">
            <chart:domain table:cell-range-address="Sheet1.A1:Sheet1.A61"/>
            <chart:regression-curve chart:style-name="ch7">
              <chart:equation svg:x="1.073cm" svg:y="7.52cm"/>
            </chart:regression-curve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">
                <text:p text:id="Sheet1.A1:Sheet1.A61">410</text:p>
              </table:table-cell>
              <table:table-cell office:value-type="float" office:value="8.26">
                <text:p text:id="Sheet1.B1:Sheet1.B61">8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">
                <text:p>404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">
                <text:p>38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">
                <text:p>38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9">
                <text:p>37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3">
                <text:p>373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">
                <text:p>372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